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96659899438" calcext:value-type="float">
            <text:p>2.20397</text:p>
          </table:table-cell>
          <table:table-cell office:value-type="float" office:value="2.24107976146579" calcext:value-type="float">
            <text:p>2.24108</text:p>
          </table:table-cell>
          <table:table-cell office:value-type="float" office:value="2.72784975904993" calcext:value-type="float">
            <text:p>2.7278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18422543489" calcext:value-type="float">
            <text:p>2.20718</text:p>
          </table:table-cell>
          <table:table-cell office:value-type="float" office:value="2.24812101330417" calcext:value-type="float">
            <text:p>2.24812</text:p>
          </table:table-cell>
          <table:table-cell office:value-type="float" office:value="2.73491050728784" calcext:value-type="float">
            <text:p>2.7349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4225222972" calcext:value-type="float">
            <text:p>2.20234</text:p>
          </table:table-cell>
          <table:table-cell office:value-type="float" office:value="2.25915686548756" calcext:value-type="float">
            <text:p>2.25916</text:p>
          </table:table-cell>
          <table:table-cell office:value-type="float" office:value="2.82605244531472" calcext:value-type="float">
            <text:p>2.8260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75596500455" calcext:value-type="float">
            <text:p>2.18676</text:p>
          </table:table-cell>
          <table:table-cell office:value-type="float" office:value="2.29275536836271" calcext:value-type="float">
            <text:p>2.29276</text:p>
          </table:table-cell>
          <table:table-cell office:value-type="float" office:value="2.85834478546343" calcext:value-type="float">
            <text:p>2.85834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7965889698" calcext:value-type="float">
            <text:p>2.2658</text:p>
          </table:table-cell>
          <table:table-cell office:value-type="float" office:value="2.13733868978846" calcext:value-type="float">
            <text:p>2.13734</text:p>
          </table:table-cell>
          <table:table-cell office:value-type="float" office:value="2.76560782692573" calcext:value-type="float">
            <text:p>2.7656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760315785161" calcext:value-type="float">
            <text:p>2.1976</text:p>
          </table:table-cell>
          <table:table-cell office:value-type="float" office:value="2.27620290665887" calcext:value-type="float">
            <text:p>2.2762</text:p>
          </table:table-cell>
          <table:table-cell office:value-type="float" office:value="2.82060972870336" calcext:value-type="float">
            <text:p>2.8206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74265225678" calcext:value-type="float">
            <text:p>2.18974</text:p>
          </table:table-cell>
          <table:table-cell office:value-type="float" office:value="2.29657111914174" calcext:value-type="float">
            <text:p>2.29657</text:p>
          </table:table-cell>
          <table:table-cell office:value-type="float" office:value="2.85822670127755" calcext:value-type="float">
            <text:p>2.85823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69348780841" calcext:value-type="float">
            <text:p>2.27369</text:p>
          </table:table-cell>
          <table:table-cell office:value-type="float" office:value="2.13733545330238" calcext:value-type="float">
            <text:p>2.13734</text:p>
          </table:table-cell>
          <table:table-cell office:value-type="float" office:value="2.76686454457765" calcext:value-type="float">
            <text:p>2.7668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94473673616" calcext:value-type="float">
            <text:p>2.26945</text:p>
          </table:table-cell>
          <table:table-cell office:value-type="float" office:value="2.14635207932065" calcext:value-type="float">
            <text:p>2.14635</text:p>
          </table:table-cell>
          <table:table-cell office:value-type="float" office:value="2.76273364679059" calcext:value-type="float">
            <text:p>2.7627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25941025114" calcext:value-type="float">
            <text:p>2.26726</text:p>
          </table:table-cell>
          <table:table-cell office:value-type="float" office:value="2.15236675770912" calcext:value-type="float">
            <text:p>2.15237</text:p>
          </table:table-cell>
          <table:table-cell office:value-type="float" office:value="2.76243360928591" calcext:value-type="float">
            <text:p>2.7624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51247437003" calcext:value-type="float">
            <text:p>2.20951</text:p>
          </table:table-cell>
          <table:table-cell office:value-type="float" office:value="2.27585904452746" calcext:value-type="float">
            <text:p>2.27586</text:p>
          </table:table-cell>
          <table:table-cell office:value-type="float" office:value="3.04572427485639" calcext:value-type="float">
            <text:p>3.0457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00631971153" calcext:value-type="float">
            <text:p>2.20101</text:p>
          </table:table-cell>
          <table:table-cell office:value-type="float" office:value="2.29354284074638" calcext:value-type="float">
            <text:p>2.29354</text:p>
          </table:table-cell>
          <table:table-cell office:value-type="float" office:value="3.0139872701136" calcext:value-type="float">
            <text:p>3.0139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96521870581" calcext:value-type="float">
            <text:p>2.21297</text:p>
          </table:table-cell>
          <table:table-cell office:value-type="float" office:value="2.27009506613942" calcext:value-type="float">
            <text:p>2.2701</text:p>
          </table:table-cell>
          <table:table-cell office:value-type="float" office:value="2.92963817225493" calcext:value-type="float">
            <text:p>2.9296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92510060511" calcext:value-type="float">
            <text:p>2.21093</text:p>
          </table:table-cell>
          <table:table-cell office:value-type="float" office:value="2.28036528809036" calcext:value-type="float">
            <text:p>2.28037</text:p>
          </table:table-cell>
          <table:table-cell office:value-type="float" office:value="3.0210378122575" calcext:value-type="float">
            <text:p>3.0210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927540041207" calcext:value-type="float">
            <text:p>2.18928</text:p>
          </table:table-cell>
          <table:table-cell office:value-type="float" office:value="2.3262786054044" calcext:value-type="float">
            <text:p>2.32628</text:p>
          </table:table-cell>
          <table:table-cell office:value-type="float" office:value="2.90598689175096" calcext:value-type="float">
            <text:p>2.9059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97338509122" calcext:value-type="float">
            <text:p>2.21397</text:p>
          </table:table-cell>
          <table:table-cell office:value-type="float" office:value="2.27858746467602" calcext:value-type="float">
            <text:p>2.27859</text:p>
          </table:table-cell>
          <table:table-cell office:value-type="float" office:value="3.03911666924467" calcext:value-type="float">
            <text:p>3.0391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713739169256" calcext:value-type="float">
            <text:p>2.20714</text:p>
          </table:table-cell>
          <table:table-cell office:value-type="float" office:value="2.30075620600065" calcext:value-type="float">
            <text:p>2.30076</text:p>
          </table:table-cell>
          <table:table-cell office:value-type="float" office:value="2.95968127625127" calcext:value-type="float">
            <text:p>2.9596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55973749587" calcext:value-type="float">
            <text:p>2.19456</text:p>
          </table:table-cell>
          <table:table-cell office:value-type="float" office:value="2.33009089290408" calcext:value-type="float">
            <text:p>2.33009</text:p>
          </table:table-cell>
          <table:table-cell office:value-type="float" office:value="2.8899456507915" calcext:value-type="float">
            <text:p>2.8899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27607749395" calcext:value-type="float">
            <text:p>2.22276</text:p>
          </table:table-cell>
          <table:table-cell office:value-type="float" office:value="2.27527472263546" calcext:value-type="float">
            <text:p>2.27527</text:p>
          </table:table-cell>
          <table:table-cell office:value-type="float" office:value="2.91213684777126" calcext:value-type="float">
            <text:p>2.9121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04632514061" calcext:value-type="float">
            <text:p>2.21005</text:p>
          </table:table-cell>
          <table:table-cell office:value-type="float" office:value="2.30151484198733" calcext:value-type="float">
            <text:p>2.30151</text:p>
          </table:table-cell>
          <table:table-cell office:value-type="float" office:value="3.10860376110977" calcext:value-type="float">
            <text:p>3.108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37810300033" calcext:value-type="float">
            <text:p>2.22038</text:p>
          </table:table-cell>
          <table:table-cell office:value-type="float" office:value="2.2960706560821" calcext:value-type="float">
            <text:p>2.29607</text:p>
          </table:table-cell>
          <table:table-cell office:value-type="float" office:value="3.08664793316973" calcext:value-type="float">
            <text:p>3.0866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38969770691" calcext:value-type="float">
            <text:p>2.21139</text:p>
          </table:table-cell>
          <table:table-cell office:value-type="float" office:value="2.31716896738309" calcext:value-type="float">
            <text:p>2.31717</text:p>
          </table:table-cell>
          <table:table-cell office:value-type="float" office:value="2.95589253245515" calcext:value-type="float">
            <text:p>2.9558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03096678124" calcext:value-type="float">
            <text:p>2.26703</text:p>
          </table:table-cell>
          <table:table-cell office:value-type="float" office:value="2.20975524954685" calcext:value-type="float">
            <text:p>2.20976</text:p>
          </table:table-cell>
          <table:table-cell office:value-type="float" office:value="2.88038958892265" calcext:value-type="float">
            <text:p>2.8803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339830720392" calcext:value-type="float">
            <text:p>2.2734</text:p>
          </table:table-cell>
          <table:table-cell office:value-type="float" office:value="2.19910737571398" calcext:value-type="float">
            <text:p>2.19911</text:p>
          </table:table-cell>
          <table:table-cell office:value-type="float" office:value="2.8848378196244" calcext:value-type="float">
            <text:p>2.8848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4955934465" calcext:value-type="float">
            <text:p>2.2175</text:p>
          </table:table-cell>
          <table:table-cell office:value-type="float" office:value="2.31106186984871" calcext:value-type="float">
            <text:p>2.31106</text:p>
          </table:table-cell>
          <table:table-cell office:value-type="float" office:value="3.07971673670507" calcext:value-type="float">
            <text:p>3.0797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68386305616" calcext:value-type="float">
            <text:p>2.22268</text:p>
          </table:table-cell>
          <table:table-cell office:value-type="float" office:value="2.30372066180387" calcext:value-type="float">
            <text:p>2.30372</text:p>
          </table:table-cell>
          <table:table-cell office:value-type="float" office:value="3.11865186635642" calcext:value-type="float">
            <text:p>3.1186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436417175763" calcext:value-type="float">
            <text:p>2.34436</text:p>
          </table:table-cell>
          <table:table-cell office:value-type="float" office:value="2.06510907496036" calcext:value-type="float">
            <text:p>2.06511</text:p>
          </table:table-cell>
          <table:table-cell office:value-type="float" office:value="2.78578620699892" calcext:value-type="float">
            <text:p>2.78579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20807744309" calcext:value-type="float">
            <text:p>2.23208</text:p>
          </table:table-cell>
          <table:table-cell office:value-type="float" office:value="2.29541855802934" calcext:value-type="float">
            <text:p>2.29542</text:p>
          </table:table-cell>
          <table:table-cell office:value-type="float" office:value="3.10933902967267" calcext:value-type="float">
            <text:p>3.1093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75451207435" calcext:value-type="float">
            <text:p>2.29375</text:p>
          </table:table-cell>
          <table:table-cell office:value-type="float" office:value="2.17284759042868" calcext:value-type="float">
            <text:p>2.17285</text:p>
          </table:table-cell>
          <table:table-cell office:value-type="float" office:value="2.89913037581429" calcext:value-type="float">
            <text:p>2.8991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38511687646" calcext:value-type="float">
            <text:p>2.29139</text:p>
          </table:table-cell>
          <table:table-cell office:value-type="float" office:value="2.18299051409815" calcext:value-type="float">
            <text:p>2.18299</text:p>
          </table:table-cell>
          <table:table-cell office:value-type="float" office:value="2.88004900142638" calcext:value-type="float">
            <text:p>2.8800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40025700454" calcext:value-type="float">
            <text:p>2.344</text:p>
          </table:table-cell>
          <table:table-cell office:value-type="float" office:value="2.07962916704659" calcext:value-type="float">
            <text:p>2.07963</text:p>
          </table:table-cell>
          <table:table-cell office:value-type="float" office:value="2.78315560013317" calcext:value-type="float">
            <text:p>2.78316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8129268646" calcext:value-type="float">
            <text:p>2.28581</text:p>
          </table:table-cell>
          <table:table-cell office:value-type="float" office:value="2.19807106842907" calcext:value-type="float">
            <text:p>2.19807</text:p>
          </table:table-cell>
          <table:table-cell office:value-type="float" office:value="2.87791581602909" calcext:value-type="float">
            <text:p>2.8779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93400417545" calcext:value-type="float">
            <text:p>2.22993</text:p>
          </table:table-cell>
          <table:table-cell office:value-type="float" office:value="2.31030170933285" calcext:value-type="float">
            <text:p>2.3103</text:p>
          </table:table-cell>
          <table:table-cell office:value-type="float" office:value="3.08119547287584" calcext:value-type="float">
            <text:p>3.081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220050775406" calcext:value-type="float">
            <text:p>2.3022</text:p>
          </table:table-cell>
          <table:table-cell office:value-type="float" office:value="2.17378245691366" calcext:value-type="float">
            <text:p>2.17378</text:p>
          </table:table-cell>
          <table:table-cell office:value-type="float" office:value="2.90162252427514" calcext:value-type="float">
            <text:p>2.9016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506295086646" calcext:value-type="float">
            <text:p>2.29506</text:p>
          </table:table-cell>
          <table:table-cell office:value-type="float" office:value="2.18970698757797" calcext:value-type="float">
            <text:p>2.18971</text:p>
          </table:table-cell>
          <table:table-cell office:value-type="float" office:value="2.86837479308978" calcext:value-type="float">
            <text:p>2.8683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046755917364" calcext:value-type="float">
            <text:p>2.29047</text:p>
          </table:table-cell>
          <table:table-cell office:value-type="float" office:value="2.20240971228487" calcext:value-type="float">
            <text:p>2.20241</text:p>
          </table:table-cell>
          <table:table-cell office:value-type="float" office:value="2.87090940312271" calcext:value-type="float">
            <text:p>2.8709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94889535163" calcext:value-type="float">
            <text:p>2.24395</text:p>
          </table:table-cell>
          <table:table-cell office:value-type="float" office:value="2.20902196861142" calcext:value-type="float">
            <text:p>2.20902</text:p>
          </table:table-cell>
          <table:table-cell office:value-type="float" office:value="2.86196708523753" calcext:value-type="float">
            <text:p>2.8619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60994621605" calcext:value-type="float">
            <text:p>2.23461</text:p>
          </table:table-cell>
          <table:table-cell office:value-type="float" office:value="2.2242560404496" calcext:value-type="float">
            <text:p>2.22426</text:p>
          </table:table-cell>
          <table:table-cell office:value-type="float" office:value="2.84734519802274" calcext:value-type="float">
            <text:p>2.8473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54647502146" calcext:value-type="float">
            <text:p>2.26955</text:p>
          </table:table-cell>
          <table:table-cell office:value-type="float" office:value="2.19100721849461" calcext:value-type="float">
            <text:p>2.19101</text:p>
          </table:table-cell>
          <table:table-cell office:value-type="float" office:value="2.8470410956" calcext:value-type="float">
            <text:p>2.84704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23588924545764" calcext:value-type="float">
            <text:p>2.23589</text:p>
          </table:table-cell>
          <table:table-cell office:value-type="float" office:value="2.2753549438033" calcext:value-type="float">
            <text:p>2.27535</text:p>
          </table:table-cell>
          <table:table-cell office:value-type="float" office:value="2.91821909818037" calcext:value-type="float">
            <text:p>2.91822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243358524102" calcext:value-type="float">
            <text:p>2.24243</text:p>
          </table:table-cell>
          <table:table-cell office:value-type="float" office:value="2.28750925299436" calcext:value-type="float">
            <text:p>2.28751</text:p>
          </table:table-cell>
          <table:table-cell office:value-type="float" office:value="2.91214311015146" calcext:value-type="float">
            <text:p>2.91214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05549372312" calcext:value-type="float">
            <text:p>2.27006</text:p>
          </table:table-cell>
          <table:table-cell office:value-type="float" office:value="2.19009922161803" calcext:value-type="float">
            <text:p>2.1901</text:p>
          </table:table-cell>
          <table:table-cell office:value-type="float" office:value="2.86152353695636" calcext:value-type="float">
            <text:p>2.8615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5742406535" calcext:value-type="float">
            <text:p>2.21057</text:p>
          </table:table-cell>
          <table:table-cell office:value-type="float" office:value="2.25942551189297" calcext:value-type="float">
            <text:p>2.25943</text:p>
          </table:table-cell>
          <table:table-cell office:value-type="float" office:value="3.0443645711595" calcext:value-type="float">
            <text:p>3.04436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19121120501" calcext:value-type="float">
            <text:p>2.20619</text:p>
          </table:table-cell>
          <table:table-cell office:value-type="float" office:value="2.28652405971145" calcext:value-type="float">
            <text:p>2.28652</text:p>
          </table:table-cell>
          <table:table-cell office:value-type="float" office:value="3.0558356055177" calcext:value-type="float">
            <text:p>3.0558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66742976008" calcext:value-type="float">
            <text:p>2.25667</text:p>
          </table:table-cell>
          <table:table-cell office:value-type="float" office:value="2.24099178120133" calcext:value-type="float">
            <text:p>2.24099</text:p>
          </table:table-cell>
          <table:table-cell office:value-type="float" office:value="2.95699629475755" calcext:value-type="float">
            <text:p>2.95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53896807535" calcext:value-type="float">
            <text:p>2.27254</text:p>
          </table:table-cell>
          <table:table-cell office:value-type="float" office:value="2.22955025479534" calcext:value-type="float">
            <text:p>2.22955</text:p>
          </table:table-cell>
          <table:table-cell office:value-type="float" office:value="2.93104988111435" calcext:value-type="float">
            <text:p>2.9310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30398081047" calcext:value-type="float">
            <text:p>2.2073</text:p>
          </table:table-cell>
          <table:table-cell office:value-type="float" office:value="2.29676076266239" calcext:value-type="float">
            <text:p>2.29676</text:p>
          </table:table-cell>
          <table:table-cell office:value-type="float" office:value="3.06607277492017" calcext:value-type="float">
            <text:p>3.0660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83450199676" calcext:value-type="float">
            <text:p>2.26383</text:p>
          </table:table-cell>
          <table:table-cell office:value-type="float" office:value="2.25999728677898" calcext:value-type="float">
            <text:p>2.26</text:p>
          </table:table-cell>
          <table:table-cell office:value-type="float" office:value="2.95372381105807" calcext:value-type="float">
            <text:p>2.9537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13859730615" calcext:value-type="float">
            <text:p>2.22114</text:p>
          </table:table-cell>
          <table:table-cell office:value-type="float" office:value="2.2685017820189" calcext:value-type="float">
            <text:p>2.2685</text:p>
          </table:table-cell>
          <table:table-cell office:value-type="float" office:value="3.0440175706144" calcext:value-type="float">
            <text:p>3.04402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557683001182" calcext:value-type="float">
            <text:p>2.29558</text:p>
          </table:table-cell>
          <table:table-cell office:value-type="float" office:value="2.18060404007435" calcext:value-type="float">
            <text:p>2.1806</text:p>
          </table:table-cell>
          <table:table-cell office:value-type="float" office:value="2.90137699942563" calcext:value-type="float">
            <text:p>2.9013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57571165458" calcext:value-type="float">
            <text:p>2.30258</text:p>
          </table:table-cell>
          <table:table-cell office:value-type="float" office:value="2.18377093387421" calcext:value-type="float">
            <text:p>2.18377</text:p>
          </table:table-cell>
          <table:table-cell office:value-type="float" office:value="2.90572693573649" calcext:value-type="float">
            <text:p>2.9057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53054365286" calcext:value-type="float">
            <text:p>2.28353</text:p>
          </table:table-cell>
          <table:table-cell office:value-type="float" office:value="2.2180791525565" calcext:value-type="float">
            <text:p>2.21808</text:p>
          </table:table-cell>
          <table:table-cell office:value-type="float" office:value="2.94524427717099" calcext:value-type="float">
            <text:p>2.9452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77950266651" calcext:value-type="float">
            <text:p>2.22278</text:p>
          </table:table-cell>
          <table:table-cell office:value-type="float" office:value="2.27291374708041" calcext:value-type="float">
            <text:p>2.27291</text:p>
          </table:table-cell>
          <table:table-cell office:value-type="float" office:value="2.9922580207326" calcext:value-type="float">
            <text:p>2.9922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77280670501" calcext:value-type="float">
            <text:p>2.21577</text:p>
          </table:table-cell>
          <table:table-cell office:value-type="float" office:value="2.28385734604661" calcext:value-type="float">
            <text:p>2.28386</text:p>
          </table:table-cell>
          <table:table-cell office:value-type="float" office:value="2.98270999813373" calcext:value-type="float">
            <text:p>2.98271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5660271" calcext:value-type="float">
            <text:p>2.30157</text:p>
          </table:table-cell>
          <table:table-cell office:value-type="float" office:value="2.23037588493168" calcext:value-type="float">
            <text:p>2.23038</text:p>
          </table:table-cell>
          <table:table-cell office:value-type="float" office:value="2.97287067529594" calcext:value-type="float">
            <text:p>2.9728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92830128436" calcext:value-type="float">
            <text:p>2.29993</text:p>
          </table:table-cell>
          <table:table-cell office:value-type="float" office:value="2.23633962162857" calcext:value-type="float">
            <text:p>2.23634</text:p>
          </table:table-cell>
          <table:table-cell office:value-type="float" office:value="2.98459275835908" calcext:value-type="float">
            <text:p>2.9845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432746305628" calcext:value-type="float">
            <text:p>2.26433</text:p>
          </table:table-cell>
          <table:table-cell office:value-type="float" office:value="2.29605933617233" calcext:value-type="float">
            <text:p>2.29606</text:p>
          </table:table-cell>
          <table:table-cell office:value-type="float" office:value="3.15196773044231" calcext:value-type="float">
            <text:p>3.15197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17987479004" calcext:value-type="float">
            <text:p>2.26318</text:p>
          </table:table-cell>
          <table:table-cell office:value-type="float" office:value="2.28138989271758" calcext:value-type="float">
            <text:p>2.28139</text:p>
          </table:table-cell>
          <table:table-cell office:value-type="float" office:value="3.17257749274698" calcext:value-type="float">
            <text:p>3.17258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93092395524" calcext:value-type="float">
            <text:p>2.21493</text:p>
          </table:table-cell>
          <table:table-cell office:value-type="float" office:value="2.32165437745369" calcext:value-type="float">
            <text:p>2.32165</text:p>
          </table:table-cell>
          <table:table-cell office:value-type="float" office:value="3.08625446406809" calcext:value-type="float">
            <text:p>3.0862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872099636234" calcext:value-type="float">
            <text:p>2.20872</text:p>
          </table:table-cell>
          <table:table-cell office:value-type="float" office:value="2.31367452060059" calcext:value-type="float">
            <text:p>2.31367</text:p>
          </table:table-cell>
          <table:table-cell office:value-type="float" office:value="3.10240407949591" calcext:value-type="float">
            <text:p>3.102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1" calcext:value-type="float">
            <text:p>1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2" calcext:value-type="float">
            <text:p>2</text:p>
          </table:table-cell>
          <table:table-cell table:formula="of:=SUM([.E56:.E60])" office:value-type="float" office:value="1" calcext:value-type="float">
            <text:p>1</text:p>
          </table:table-cell>
          <table:table-cell table:formula="of:=SUM([.F56:.F60])" office:value-type="float" office:value="4" calcext:value-type="float">
            <text:p>4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4" calcext:value-type="float">
            <text:p>4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2" calcext:value-type="float">
            <text:p>2</text:p>
          </table:table-cell>
          <table:table-cell table:formula="of:=SUM([.L56:.L60])" office:value-type="float" office:value="1" calcext:value-type="float">
            <text:p>1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3" calcext:value-type="float">
            <text:p>3</text:p>
          </table:table-cell>
          <table:table-cell table:formula="of:=SUM([.P56:.P60])" office:value-type="float" office:value="2" calcext:value-type="float">
            <text:p>2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4" calcext:value-type="float">
            <text:p>4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2" calcext:value-type="float">
            <text:p>2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0" calcext:value-type="float">
            <text:p>0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4" calcext:value-type="float">
            <text:p>4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4" calcext:value-type="float">
            <text:p>4</text:p>
          </table:table-cell>
          <table:table-cell table:formula="of:=SUM([.AG56:.AG60])" office:value-type="float" office:value="4" calcext:value-type="float">
            <text:p>4</text:p>
          </table:table-cell>
          <table:table-cell table:formula="of:=SUM([.AH56:.AH60])" office:value-type="float" office:value="1" calcext:value-type="float">
            <text:p>1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1" calcext:value-type="float">
            <text:p>1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3" calcext:value-type="float">
            <text:p>3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4" calcext:value-type="float">
            <text:p>4</text:p>
          </table:table-cell>
          <table:table-cell table:formula="of:=SUM([.AR56:.AR60])" office:value-type="float" office:value="5" calcext:value-type="float">
            <text:p>5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4" calcext:value-type="float">
            <text:p>4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1" calcext:value-type="float">
            <text:p>1</text:p>
          </table:table-cell>
          <table:table-cell table:formula="of:=SUM([.AX56:.AX60])" office:value-type="float" office:value="1" calcext:value-type="float">
            <text:p>1</text:p>
          </table:table-cell>
          <table:table-cell table:formula="of:=SUM([.AY56:.AY60])" office:value-type="float" office:value="2" calcext:value-type="float">
            <text:p>2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3" calcext:value-type="float">
            <text:p>3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2" calcext:value-type="float">
            <text:p>2</text:p>
          </table:table-cell>
          <table:table-cell table:formula="of:=SUM([.BG56:.BG60])" office:value-type="float" office:value="3" calcext:value-type="float">
            <text:p>3</text:p>
          </table:table-cell>
          <table:table-cell table:formula="of:=SUM([.BH56:.BH60])" office:value-type="float" office:value="3" calcext:value-type="float">
            <text:p>3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1" calcext:value-type="float">
            <text:p>1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4" calcext:value-type="float">
            <text:p>4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3" calcext:value-type="float">
            <text:p>3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45:53.812665263</dc:date>
    <meta:document-statistic meta:table-count="1" meta:cell-count="4572" meta:object-count="0"/>
    <meta:generator>LibreOffice/4.2.8.2$Linux_X86_64 LibreOffice_project/420m0$Build-2</meta:generator>
  </office:meta>
</office:document-meta>
</file>